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table table:name="possible_modules_lis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od_DC_current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rduino (headers to tap into Arduino’s pins)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/12/GND tap headers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Battery size/type selector switch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USB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55:08.179968586</meta:creation-date>
    <dc:date>2018-04-21T15:55:20.660856611</dc:date>
    <meta:editing-duration>PT12S</meta:editing-duration>
    <meta:editing-cycles>1</meta:editing-cycles>
    <meta:document-statistic meta:table-count="1" meta:cell-count="29" meta:object-count="0"/>
    <meta:generator>LibreOffice/4.3.3.2$Linux_X86_64 LibreOffice_project/430m0$Build-2</meta:generator>
  </office:meta>
</office:document-meta>
</file>